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Lucidasans1" svg:font-family="Lucidasans"/>
    <style:font-face style:name="StarSymbol" svg:font-family="StarSymbol"/>
    <style:font-face style:name="Albany AMT" svg:font-family="'Albany AMT'" style:font-pitch="variable"/>
    <style:font-face style:name="Lucidasans" svg:font-family="Lucidasans" style:font-pitch="variable"/>
    <style:font-face style:name="Thorndale AMT" svg:font-family="'Thorndale AMT'" style:font-family-generic="roman"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Text_20_body" style:list-style-name="L3">
      <style:paragraph-properties fo:text-align="justify" style:justify-single-word="false"/>
    </style:style>
    <style:style style:name="P6" style:family="paragraph" style:parent-style-name="Standard" style:list-style-name="L3">
      <style:text-properties fo:color="#000000" fo:language="en" fo:country="none"/>
    </style:style>
    <style:style style:name="P7" style:family="paragraph" style:parent-style-name="Text_20_body" style:list-style-name="L3">
      <style:paragraph-properties fo:text-align="justify" style:justify-single-word="false"/>
      <style:text-properties fo:color="#355e00" fo:language="en" fo:country="none"/>
    </style:style>
    <style:style style:name="P8" style:family="paragraph" style:parent-style-name="Text_20_body" style:list-style-name="L3">
      <style:paragraph-properties fo:text-align="justify" style:justify-single-word="false"/>
      <style:text-properties fo:color="#000000" fo:language="en" fo:country="none"/>
    </style:style>
    <style:style style:name="P9" style:family="paragraph" style:parent-style-name="Text_20_body" style:list-style-name="L3">
      <style:paragraph-properties fo:text-align="justify" style:justify-single-word="false"/>
      <style:text-properties fo:color="#000000" fo:language="en" fo:country="none" fo:font-weight="normal" style:font-weight-asian="normal" style:font-weight-complex="normal"/>
    </style:style>
    <style:style style:name="P10" style:family="paragraph" style:parent-style-name="Standard" style:list-style-name="L3">
      <style:paragraph-properties fo:text-align="justify" style:justify-single-word="false"/>
      <style:text-properties fo:color="#008000" fo:language="en" fo:country="none" style:text-underline-style="none" fo:font-weight="normal" style:font-weight-asian="normal" style:font-weight-complex="normal"/>
    </style:style>
    <style:style style:name="P11" style:family="paragraph" style:parent-style-name="Standard" style:list-style-name="L3">
      <style:paragraph-properties fo:text-align="justify" style:justify-single-word="false"/>
      <style:text-properties style:use-window-font-color="true" fo:language="en" fo:country="none" style:text-underline-style="none" fo:font-weight="normal" style:font-weight-asian="normal" style:font-weight-complex="normal"/>
    </style:style>
    <style:style style:name="P12" style:family="paragraph" style:parent-style-name="Standard" style:list-style-name="L3">
      <style:paragraph-properties fo:text-align="justify" style:justify-single-word="false"/>
      <style:text-properties fo:color="#ff0000" fo:language="en" fo:country="none" style:text-underline-style="none" fo:font-weight="normal" style:font-weight-asian="normal" style:font-weight-complex="normal"/>
    </style:style>
    <style:style style:name="P13" style:family="paragraph" style:parent-style-name="Text_20_body" style:list-style-name="L3">
      <style:paragraph-properties fo:text-align="justify" style:justify-single-word="false"/>
      <style:text-properties style:use-window-font-color="true" fo:language="en" fo:country="none" style:text-underline-style="none" fo:font-weight="normal" style:font-weight-asian="normal" style:font-weight-complex="normal"/>
    </style:style>
    <style:style style:name="P14" style:family="paragraph" style:parent-style-name="Text_20_body" style:list-style-name="L4">
      <style:paragraph-properties fo:margin-left="1.251cm" fo:margin-right="0cm" fo:text-align="justify" style:justify-single-word="false" fo:text-indent="0cm" style:auto-text-indent="false"/>
      <style:text-properties fo:color="#008000" fo:language="en" fo:country="none" style:text-underline-style="none" fo:font-weight="normal" style:font-weight-asian="normal" style:font-weight-complex="normal"/>
    </style:style>
    <style:style style:name="P15" style:family="paragraph" style:parent-style-name="Text_20_body" style:list-style-name="L4">
      <style:paragraph-properties fo:margin-left="1.251cm" fo:margin-right="0cm" fo:text-align="justify" style:justify-single-word="false" fo:text-indent="0cm" style:auto-text-indent="false"/>
      <style:text-properties fo:color="#000000" fo:language="en" fo:country="none" style:text-underline-style="none" fo:font-weight="normal" style:font-weight-asian="normal" style:font-weight-complex="normal"/>
    </style:style>
    <style:style style:name="P16" style:family="paragraph" style:parent-style-name="Text_20_body" style:list-style-name="L4">
      <style:paragraph-properties fo:margin-left="1.251cm" fo:margin-right="0cm" fo:text-align="justify" style:justify-single-word="false" fo:text-indent="0cm" style:auto-text-indent="false"/>
      <style:text-properties fo:color="#000000" fo:language="en" fo:country="none" fo:font-style="normal" style:text-underline-style="none" fo:font-weight="normal" style:font-style-asian="normal" style:font-weight-asian="normal" style:font-style-complex="normal" style:font-weight-complex="normal"/>
    </style:style>
    <style:style style:name="P17" style:family="paragraph" style:parent-style-name="Text_20_body" style:list-style-name="L4">
      <style:paragraph-properties fo:margin-left="1.251cm" fo:margin-right="0cm" fo:text-align="justify" style:justify-single-word="false" fo:text-indent="0cm" style:auto-text-indent="false"/>
      <style:text-properties fo:color="#008000" fo:language="en" fo:country="none" fo:font-style="normal" style:text-underline-style="none" fo:font-weight="normal" style:font-style-asian="normal" style:font-weight-asian="normal" style:font-style-complex="normal" style:font-weight-complex="normal"/>
    </style:style>
    <style:style style:name="P18" style:family="paragraph" style:parent-style-name="Text_20_body" style:list-style-name="L4">
      <style:paragraph-properties fo:margin-left="0cm" fo:margin-right="0cm" fo:text-align="justify" style:justify-single-word="false" fo:text-indent="0cm" style:auto-text-indent="false"/>
      <style:text-properties fo:color="#000000" fo:language="en" fo:country="none" fo:font-style="normal" style:text-underline-style="none" fo:font-weight="normal" style:font-style-asian="normal" style:font-weight-asian="normal" style:font-style-complex="normal" style:font-weight-complex="normal"/>
    </style:style>
    <style:style style:name="P19" style:family="paragraph" style:parent-style-name="Text_20_body" style:list-style-name="L4">
      <style:paragraph-properties fo:margin-left="0cm" fo:margin-right="0cm" fo:text-align="justify" style:justify-single-word="false" fo:text-indent="0cm" style:auto-text-indent="false"/>
      <style:text-properties style:use-window-font-color="true" fo:language="en" fo:country="none" fo:font-style="normal" style:text-underline-style="none" fo:font-weight="normal" style:font-style-asian="normal" style:font-weight-asian="normal" style:font-style-complex="normal" style:font-weight-complex="normal"/>
    </style:style>
    <style:style style:name="P20" style:family="paragraph" style:parent-style-name="Standard">
      <style:paragraph-properties fo:text-align="end" style:justify-single-word="false"/>
      <style:text-properties fo:color="#2300dc"/>
    </style:style>
    <style:style style:name="P21" style:family="paragraph" style:parent-style-name="Standard">
      <style:paragraph-properties fo:text-align="end" style:justify-single-word="false"/>
      <style:text-properties fo:color="#ff0000"/>
    </style:style>
    <style:style style:name="T1" style:family="text">
      <style:text-properties fo:color="#008000"/>
    </style:style>
    <style:style style:name="T2" style:family="text">
      <style:text-properties fo:color="#2300dc"/>
    </style:style>
    <style:style style:name="T3" style:family="text">
      <style:text-properties fo:color="#ff0000"/>
    </style:style>
    <style:style style:name="T4" style:family="text">
      <style:text-properties fo:color="#800000"/>
    </style:style>
    <style:style style:name="T5" style:family="text">
      <style:text-properties fo:color="#000000" fo:language="en" fo:country="none"/>
    </style:style>
    <style:style style:name="T6" style:family="text">
      <style:text-properties fo:color="#2300dc" fo:language="en" fo:country="none"/>
    </style:style>
    <style:style style:name="T7" style:family="text">
      <style:text-properties fo:color="#ff0000" fo:language="en" fo:country="none"/>
    </style:style>
    <style:style style:name="T8" style:family="text">
      <style:text-properties fo:color="#000000"/>
    </style:style>
    <style:style style:name="T9" style:family="text">
      <style:text-properties fo:color="#000000" fo:language="en" fo:country="none" style:text-underline-style="none" fo:font-weight="normal" style:font-weight-asian="normal" style:font-weight-complex="normal"/>
    </style:style>
    <style:style style:name="T10" style:family="text">
      <style:text-properties fo:color="#2300dc" fo:language="en" fo:country="none" style:text-underline-style="none" fo:font-weight="normal" style:font-weight-asian="normal" style:font-weight-complex="normal"/>
    </style:style>
    <style:style style:name="T11" style:family="text">
      <style:text-properties fo:color="#ff0000" fo:language="en" fo:country="none" style:text-underline-style="none" fo:font-weight="normal" style:font-weight-asian="normal" style:font-weight-complex="normal"/>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sta de Tareas (07-06-07)</text:p>
      <text:p text:style-name="Standard"/>
      <text:p text:style-name="Standard"/>
      <text:list text:style-name="L1">
        <text:list-item>
          <text:p text:style-name="P2"><text:span text:style-name="T1">Resolver los problemas con el repositorio ESRI. </text:span><text:span text:style-name="T2">(R1) </text:span><text:span text:style-name="T3">(JL)</text:span></text:p>
        </text:list-item>
      </text:list>
      <text:list text:style-name="L2">
        <text:list-item>
          <text:p text:style-name="P3"><text:span text:style-name="T1">Programar un test de repositorios para determinar que CRS fallan y las causas:</text:span> <text:span text:style-name="T2">(R1) </text:span><text:span text:style-name="T3">(JL)</text:span></text:p>
          <text:list>
            <text:list-item>
              <text:p text:style-name="P3"><text:span text:style-name="T4">Esta tarea puede derivar en añadir proyecciones a geotools cuando esta sea la causa de los fallos.</text:span><text:span text:style-name="T3"> (David)</text:span></text:p>
            </text:list-item>
          </text:list>
        </text:list-item>
      </text:list>
      <text:list text:style-name="L3">
        <text:list-item>
          <text:p text:style-name="P4"><text:span text:style-name="T1">Añadir el botón info a los repositorios que no lo tengan.</text:span> Añadir la cadena proj4 a la información mostrada. <text:span text:style-name="T2">(R3) </text:span><text:span text:style-name="T3">(JL)&lt;Click here to enter a commit comment&gt;</text:span></text:p>
        </text:list-item>
        <text:list-item>
          <text:p text:style-name="P5"><text:span text:style-name="T5">Programar el manejo de excepciones derivadas de errores de proj4. </text:span><text:span text:style-name="T6">(R8) </text:span><text:span text:style-name="T7">(Diego)</text:span></text:p>
        </text:list-item>
        <text:list-item>
          <text:p text:style-name="P4">Consultar con Luis (y extraer las correspondientes tareas):</text:p>
          <text:list>
            <text:list-item>
              <text:p text:style-name="P4">Reproyección interacctiva de la vista: <text:span text:style-name="T5">Cuando se cambia el CRS de la vista, reproyectar las capas que en ella hay, quizas recargándolas (forzando así la llamada getCT). No se realiza cambio alguno en las operaciones de transformación definidas para las capas. </text:span><text:span text:style-name="T6">(R5)</text:span></text:p>
            </text:list-item>
            <text:list-item>
              <text:p text:style-name="P6">Proporcionar la posibilidad de cargar en una nueva vista los datos que no pueden ser reproyectados en el CRS de la vista en la que se pretendendían cargar.<text:span text:style-name="T2"> (R6)</text:span></text:p>
            </text:list-item>
            <text:list-item>
              <text:p text:style-name="P7"><text:bookmark text:name="bottom"/><text:span text:style-name="T8">Incluir la posibilidad de indicar a los servicios remotos el CRS de la vista.Si se trata de preseleccionar en el GUI del servicio remoto el CRS que hay en la vista parece que lo más adecuado es que lo haga el desarrollador de dicho GUI.</text:span><text:span text:style-name="T2"> (R7)</text:span></text:p>
            </text:list-item>
            <text:list-item>
              <text:p text:style-name="P8">Quien se encarga y como del manejo de las excepciones derivadas de errores de proj4.<text:span text:style-name="T2">(R8)</text:span></text:p>
            </text:list-item>
          </text:list>
        </text:list-item>
        <text:list-item>
          <text:p text:style-name="P8"><text:span text:style-name="T1">Estudiar la parte del código de gvSIG referente al cálculo de escalas y proponer la mejora. Preguntar a Luis quién la implementa. Incluir también el cálculo de distancias y superficies.</text:span><text:span text:style-name="T2">(R9) </text:span><text:span text:style-name="T3">(David, Diego)</text:span></text:p>
        </text:list-item>
        <text:list-item>
          <text:p text:style-name="P8">Estudiar a qué nivel se debería proporcionar la información de CRS de las distintas fuentes de datos: <text:span text:style-name="T2">(R11) </text:span><text:span text:style-name="T3">(Diego)</text:span></text:p>
          <text:list>
            <text:list-item>
              <text:p text:style-name="P8"><text:s/>Pedir información a Nacho sobre si en la parte raster se contempla esto de alguna manera.</text:p>
            </text:list-item>
            <text:list-item>
              <text:p text:style-name="P8">Elaborar una propuesta sobre como esta información podría ser explotada por gvSIG usando libJCrs.</text:p>
            </text:list-item>
          </text:list>
        </text:list-item>
        <text:list-item>
          <text:p text:style-name="P8"><text:span text:style-name="T1">Estudiar el posible uso de libJCrs en la reproyección de capas de servicios remotos. Elaborar una propuesta para los desarrolladores de estos servicios.</text:span> <text:span text:style-name="T2">(R12) </text:span><text:span text:style-name="T3">(Diego)</text:span></text:p>
        </text:list-item>
        <text:list-item>
          <text:p text:style-name="P9">Preguntar quien desarrolla las gratículas y establecer la colaboración. <text:span text:style-name="T2">(R14) </text:span></text:p>
        </text:list-item>
        <text:list-item>
          <text:p text:style-name="P5"><text:span text:style-name="T9">Hacer un sondeo de los repositorios remotos (OGC, UPM) y decidir si es viable abordarlo. </text:span><text:span text:style-name="T10">(R17) </text:span><text:span text:style-name="T11">(Diego, David)</text:span></text:p>
        </text:list-item>
        <text:list-item>
          <text:p text:style-name="P10">Revisar fórmula de semieje menor. Y la de la inversa del aplanamiento. Fórmula: b= a – (a/inv_f). (JL)</text:p>
        </text:list-item>
        <text:list-item>
          <text:p text:style-name="P11">Resolver bugs: <text:span text:style-name="T3">(JL)</text:span></text:p>
          <text:list>
            <text:list-item>
              <text:p text:style-name="P10">Cuando hacemos un nuevo CRS y queremos importar el datum, pero hemos puesto datos, estos no se actualizan. <text:span text:style-name="T3">(A mi me funciona bien)</text:span></text:p>
            </text:list-item>
            <text:list-item>
              <text:p text:style-name="P10">Longitud del prime meridian va en grados, no en metros.</text:p>
            </text:list-item>
            <text:list-item>
              <text:p text:style-name="P10">Estabilizar <text:s/>los paneles de la transformación. Con los botones y lo que habilita y deshabilita. Selección de CRS 23030 y botón de transformaciones recientes, nos ha dado una excepción: “ArrayOutOfBoundException”. preguntar si es que el crs de la vista y de la capa era el mismo,</text:p>
            </text:list-item>
          </text:list>
          <text:p text:style-name="P12"/>
        </text:list-item>
        <text:list-item>
          <text:p text:style-name="P13">Modificaciones en la interfaz de usuario: <text:span text:style-name="T3">(JL y Diego)</text:span></text:p>
        </text:list-item>
      </text:list>
      <text:list text:style-name="L4">
        <text:list-item>
          <text:p text:style-name="P14">La tabla de CRSs de usuario aparecerá, al mostrarse, con todos los crs existentes. Será al realizar una búsqueda cuando se filtren según estás. Hacer una búsqueda en blanco da como resultado todos los CRSs.</text:p>
        </text:list-item>
        <text:list-item>
          <text:p text:style-name="P14">Revisar todos los textos de la interfaz, es decir, revisar el fichero de traducciones.</text:p>
        </text:list-item>
        <text:list-item>
          <text:p text:style-name="P14">Utilizar el mecanismo de traducciones en los nombres de proyeciones, parámetros, unidades,.. independientemente de que se traduzcan o no.</text:p>
        </text:list-item>
        <text:list-item>
          <text:p text:style-name="P14">Último panel en la creación de un CRS de usuario: elegir el tipo geográfico deshabilitará los controles de definición del proyectado (actualmente muestra un panel vacío).</text:p>
        </text:list-item>
        <text:list-item>
          <text:p text:style-name="P14">Ordenar alfabéticamente la lista de las proyecciones.</text:p>
        </text:list-item>
        <text:list-item>
          <text:p text:style-name="P14">CRSs de usuario: Incluir la opción de importar el sistema de coordenadas de otro CRS, igual que se puede importar el datum, proyección, etc.</text:p>
        </text:list-item>
        <text:list-item>
          <text:p text:style-name="P15">CRSs recientes: una columna más que indique la transformación usada. Seleccionar un crs que tenga transformación hace que en el combo de transformación se seleccione el tipo correspondiente y, un recorrido por el wizard con el botón siguiente, mostraría los datos de esta transformación. De esta forma, en la tabla de CRSs recientes pueden aparecer más de un registro con el mismo crs pero distinta transformación.</text:p>
          <text:p text:style-name="P16">Se meterá en el marco de selección de CRS el combo de transformaciones (se extiende este cambio a todos los paneles). InfoCrs en el panel de recientes dará información también de la transformación.</text:p>
        </text:list-item>
        <text:list-item>
          <text:p text:style-name="P17">Cambiar orden actual panel inicial del repositorio de usuario: 1-2-3 por 2-1-3. (blanco, existente, wkt).</text:p>
        </text:list-item>
        <text:list-item>
          <text:p text:style-name="P17">Poner información en los paneles de transformaciones compuestas del código que estamos utilizando, para que se sepa el CRS que se utiliza en la capa y el que se utiliza en la vista. Lógica añadida, ya sale el código.</text:p>
          <text:p text:style-name="P16"/>
        </text:list-item>
        <text:list-item>
          <text:p text:style-name="P18">Persistir la transformación compuesta en las transformaciones recientes. <text:span text:style-name="T3">(Diego)</text:span></text:p>
        </text:list-item>
        <text:list-item>
          <text:p text:style-name="P19"><text:span text:style-name="T1">Persistencia en el proyecto. (Hecho en CrsGT. Falta en Crs. Falta que sea compatible con los proyectos guardados con la versión de head (EPSG:23030:proj@...@1)).</text:span> <text:span text:style-name="T3">(Diego)</text:span></text:p>
        </text:list-item>
        <text:list-item>
          <text:p text:style-name="P19">Incorporar la última versión de proj4 (corrige error de la proyección Korvak). <text:span text:style-name="T3">(Diego)</text:span></text:p>
        </text:list-item>
        <text:list-item>
          <text:p text:style-name="P19">Transformaciones entre distintos repositorios: <text:span text:style-name="T3">(JL)</text:span></text:p>
          <text:list>
            <text:list-item>
              <text:p text:style-name="P19">Permitir todas excepto las transformaciones EPSG. En este caso el item EPSG del combo de transformaciones aparecería deshabilitado o no aparecería.</text:p>
            </text:list-item>
          </text:list>
        </text:list-item>
      </text:list>
      <text:p text:style-name="Standard"/>
      <text:p text:style-name="Standard"/>
      <text:p text:style-name="Standard"/>
      <text:p text:style-name="P20">(Requisto relacionado)</text:p>
      <text:p text:style-name="P21">(Asignada 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Lucidasans1" svg:font-family="Lucidasans"/>
    <style:font-face style:name="StarSymbol" svg:font-family="StarSymbol"/>
    <style:font-face style:name="Albany AMT" svg:font-family="'Albany AMT'" style:font-pitch="variable"/>
    <style:font-face style:name="Lucidasans" svg:font-family="Lucidasans" style:font-pitch="variable"/>
    <style:font-face style:name="Thorndale AMT" svg:font-family="'Thorndale AMT'"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s" fo:country="ES" style:font-name-asian="Albany AMT"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6-05-11T17:18:34</meta:creation-date>
    <dc:date>2007-06-29T14:54:48</dc:date>
    <dc:language>es-ES</dc:language>
    <meta:editing-cycles>59</meta:editing-cycles>
    <meta:editing-duration>P2DT9H29M12S</meta:editing-duration>
    <meta:user-defined meta:name="Info 1"/>
    <meta:user-defined meta:name="Info 2"/>
    <meta:user-defined meta:name="Info 3"/>
    <meta:user-defined meta:name="Info 4"/>
    <meta:document-statistic meta:table-count="0" meta:image-count="0" meta:object-count="0" meta:page-count="2" meta:paragraph-count="41" meta:word-count="836" meta:character-count="5110"/>
  </office:meta>
</office:document-meta>
</file>